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3A8000001416BFAE9C4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3cm" fo:min-width="29.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5cm" fo:min-width="28.5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8.5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7cm" fo:min-width="28.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31.921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15.742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15.683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15.013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15.719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13.892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15.3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15.329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14.954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15.582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14.838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15.678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15.269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35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family="'DejaVu Sans'" style:font-family-generic="swiss" style:font-pitch="variable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'DejaVu Sans'" style:font-family-generic="swiss" style:font-pitch="variable"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family="'DejaVu Sans'" style:font-family-generic="swiss" style:font-pitch="variable"/>
    </style:style>
    <style:style style:name="P12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36pt" style:font-size-asian="36pt" style:font-size-complex="36pt"/>
    </style:style>
    <style:style style:name="P13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4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  <style:text-properties fo:font-family="'DejaVu Sans'" style:font-family-generic="swiss" style:font-pitch="variable"/>
    </style:style>
    <style:style style:name="T1" style:family="text">
      <style:text-properties fo:color="#000000" fo:font-family="'DejaVu Sans'" style:font-family-generic="swiss" style:font-pitch="variable" fo:language="en" fo:country="GB"/>
    </style:style>
    <style:style style:name="T2" style:family="text">
      <style:text-properties fo:color="#ccccff" fo:font-family="'DejaVu Sans'" style:font-family-generic="swiss" style:font-pitch="variable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4pt" fo:font-weight="normal" style:font-weight-asian="normal" style:font-weight-complex="normal"/>
    </style:style>
    <style:style style:name="T5" style:family="text">
      <style:text-properties fo:font-family="'DejaVu Sans'" style:font-family-generic="swiss" style:font-pitch="variable" fo:font-size="22pt" fo:font-weight="normal" style:font-size-asian="24pt" style:font-weight-asian="normal" style:font-size-complex="24pt" style:font-weight-complex="normal"/>
    </style:style>
    <style:style style:name="T6" style:family="text">
      <style:text-properties fo:font-family="'DejaVu Sans'" style:font-family-generic="swiss" style:font-pitch="variable" fo:font-size="22pt" style:font-size-asian="24pt" style:font-size-complex="24pt"/>
    </style:style>
    <style:style style:name="T7" style:family="text">
      <style:text-properties fo:font-family="'DejaVu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family="'DejaVu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0000" fo:font-family="'DejaVu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family="'DejaVu Sans'" style:font-family-generic="swiss" style:font-pitch="variable" fo:font-size="32pt" style:font-size-asian="15pt" style:font-size-complex="15pt"/>
    </style:style>
    <style:style style:name="T14" style:family="text">
      <style:text-properties fo:color="#ffffff" fo:font-family="'DejaVu Sans'" style:font-family-generic="swiss" style:font-pitch="variable" fo:font-size="36pt" style:font-size-asian="16pt" style:font-size-complex="16pt"/>
    </style:style>
    <style:style style:name="T15" style:family="text">
      <style:text-properties fo:font-family="'DejaVu Sans'" style:font-family-generic="swiss" style:font-pitch="variable" fo:font-size="19pt" fo:font-weight="normal" style:font-size-asian="19pt" style:font-weight-asian="normal" style:font-size-complex="19pt" style:font-weight-complex="normal"/>
    </style:style>
    <style:style style:name="T16" style:family="text">
      <style:text-properties fo:color="#ff0000"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ffffff" fo:font-family="'DejaVu Sans'" style:font-family-generic="swiss" style:font-pitch="variable" fo:font-size="36pt" style:font-size-asian="36pt" style:font-size-complex="36pt"/>
    </style:style>
    <style:style style:name="T19" style:family="text">
      <style:text-properties fo:font-family="'DejaVu Sans'" style:font-family-generic="swiss" style:font-pitch="variable" fo:font-size="19pt" style:font-size-asian="19pt" style:font-size-complex="19pt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HTML5-ի ներածություն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Թեմաներ</text:span></text:p>
          </draw:text-box>
        </draw:frame>
        <draw:frame presentation:style-name="pr4" draw:text-style-name="P8" draw:layer="layout" svg:width="28.602cm" svg:height="7.087cm" svg:x="1.905cm" svg:y="4.445cm" presentation:class="outline" presentation:user-transformed="true">
          <draw:text-box>
            <text:list text:style-name="L4">
              <text:list-item>
                <text:p><text:span text:style-name="T4">HTML5-ի ներածություն</text:span></text:p>
              </text:list-item>
              <text:list-item>
                <text:p><text:span text:style-name="T4">HTML5-ի նոր էլեմենտներ (Elements)</text:span></text:p>
              </text:list-item>
              <text:list-item>
                <text:p><text:span text:style-name="T4">HTML5-ի իմաստային (Semantic) էլեմենտներ</text:span></text:p>
              </text:list-item>
              <text:list-item>
                <text:p><text:span text:style-name="T4">HTML5-ի ներմուծման տեսակներ (Input types) </text:span></text:p>
              </text:list-item>
              <text:list-item>
                <text:p><text:span text:style-name="T4">HTML5-ի Form-ի էլեմենտներ</text:span></text:p>
              </text:list-item>
              <text:list-item>
                <text:p><text:span text:style-name="T4">HTML5-ի Form-ի ատրիբուտներ (Attributes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5-ի ներածություն</text:span></text:p>
          </draw:text-box>
        </draw:frame>
        <draw:frame presentation:style-name="pr6" draw:text-style-name="P8" draw:layer="layout" svg:width="29.845cm" svg:height="15.742cm" svg:x="1.27cm" svg:y="3.81cm" presentation:class="outline" presentation:user-transformed="true">
          <draw:text-box>
            <text:list text:style-name="L4">
              <text:list-item>
                <text:p><text:span text:style-name="T5">HTML5-ը HTML-ի ամենավերջին ստանդարտն է։</text:span></text:p>
              </text:list-item>
              <text:list-item>
                <text:p><text:span text:style-name="T5">HTML5-ը ստեղծվել է HTML 4-ին, XHTML-ին, ինչպես նաև HTML DOM Level 2-ին փոխարինելու համար։</text:span></text:p>
              </text:list-item>
              <text:list-item>
                <text:p><text:span text:style-name="T5">Այն ստեղծվել է հատկապես հարուստ կոնտենտներն առանց լրացուցիչ հավելումների (plugins) մշակելու համար։ Ներկայիս տարբերակը մշակում է ամեն ինչ՝ սկսած անիմացիաներից մինչև գծապատկերներ, երաժշտությունից մինչև ֆիլմ, ինչպես նաև կարող է օգտագործվել բարդ վեբ ծրագրեր (applications) ստեղծելու համար։ </text:span></text:p>
              </text:list-item>
              <text:list-item>
                <text:p><text:span text:style-name="T5">HTML5-ը նաև բազմապլատֆորմ (cross-platform) է։ Այն ստեղծվել է, որպեսզի հնարավորություն տա աշխատել և PC-ով, և Tablet-ով, և Smartphone-ով, և Smart TV-ով։</text:span></text:p>
              </text:list-item>
              <text:list-item>
                <text:p><text:span text:style-name="T5">HTML5-ը համագործակցություն է</text:span><text:span text:style-name="T6"> Համաշխարհային սարդոստյանի կոնսորցիումի (World Wide Web Consortium-W3C) և Վեբ հիպերտեքստի կիրառման տեխնոլոգիայի աշխատանքային խմբի (Web Hypertext Application Technology Working Group-WHAT</text:span><text:span text:style-name="T5">WG) </text:span><text:span text:style-name="T5"><text:line-break/></text:span><text:span text:style-name="T5">միջև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5-ի ներածություն (շար.)</text:span></text:p>
          </draw:text-box>
        </draw:frame>
        <draw:frame presentation:style-name="pr8" draw:text-style-name="P8" draw:layer="layout" svg:width="31.115cm" svg:height="15.683cm" svg:x="0.635cm" svg:y="3.81cm" presentation:class="outline" presentation:user-transformed="true">
          <draw:text-box>
            <text:list text:style-name="L4">
              <text:list-item>
                <text:p><text:span text:style-name="T5">HTML5-ի համար սահմանվել են որոշ կանոններ․</text:span></text:p>
                <text:list>
                  <text:list-item>
                    <text:p><text:span text:style-name="T7">Նոր հատկությունները պետք է հիմնվեն HTML-ի, CSS-ի, DOM-ի և JavaScript-ի վրա։</text:span></text:p>
                  </text:list-item>
                  <text:list-item>
                    <text:p><text:span text:style-name="T7">Արտաքին հավելումները (external plugin) (ինչպես օրինակ Flash-ն է) պետք է կրճատվեն։</text:span></text:p>
                  </text:list-item>
                  <text:list-item>
                    <text:p><text:span text:style-name="T7">Սխալների մշակումը պետք է ավելի հեշտ լինի, քան նախկին տարբերակներում էր։</text:span></text:p>
                  </text:list-item>
                  <text:list-item>
                    <text:p><text:span text:style-name="T7">Սկրիպտինգը պետք է փոխարինվի ավելի շատ նշագրումով </text:span><text:span text:style-name="T8">(markup)</text:span><text:span text:style-name="T7">։</text:span></text:p>
                  </text:list-item>
                  <text:list-item>
                    <text:p><text:span text:style-name="T7">HTML5-ը պետք է սարքավորումներից կախվածություն չունենա։</text:span></text:p>
                  </text:list-item>
                  <text:list-item>
                    <text:p><text:span text:style-name="T7">Մշակման գործընթացը պետք է տեսանելի լինի բոլորին։</text:span></text:p>
                  </text:list-item>
                </text:list>
              </text:list-item>
              <text:list-item>
                <text:p><text:span text:style-name="T9">HTML5-ի ամենահետաքրքիր հատկություններից են․</text:span></text:p>
                <text:list>
                  <text:list-item>
                    <text:p><text:span text:style-name="T7">&lt;canvas&gt; էլեմենտը 2D նկարչության համար</text:span></text:p>
                  </text:list-item>
                  <text:list-item>
                    <text:p><text:span text:style-name="T7">&lt;video&gt; և &lt;audio&gt; էլեմենտները media նվագարկման համար</text:span></text:p>
                  </text:list-item>
                  <text:list-item>
                    <text:p><text:span text:style-name="T7">տեղային պահոցի (local storage) հնարավորություն</text:span></text:p>
                  </text:list-item>
                  <text:list-item>
                    <text:p><text:span text:style-name="T7">կոնտենտին բնորոշ նոր էլեմենտներ, ինչպես օրինակ՝ <text:s/>&lt;article&gt;, &lt;footer&gt;, &lt;header&gt;, &lt;nav&gt;, &lt;section&gt;</text:span></text:p>
                  </text:list-item>
                  <text:list-item>
                    <text:p><text:span text:style-name="T7">Form-ի նոր էլեմենտներ, ինչպես օրինակ calendar, date, time, email, </text:span><text:span text:style-name="T7"><text:line-break/></text:span><text:span text:style-name="T7">url, search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5-ի նոր էլեմենտները</text:span></text:p>
          </draw:text-box>
        </draw:frame>
        <draw:frame presentation:style-name="pr10" draw:text-style-name="P10" draw:layer="layout" svg:width="29.845cm" svg:height="15.013cm" svg:x="1.27cm" svg:y="3.81cm" presentation:class="outline" presentation:user-transformed="true">
          <draw:text-box>
            <text:list text:style-name="L4">
              <text:list-item>
                <text:p><text:span text:style-name="T10">Ներկայումս HTML 4.01-ի որոշ էլեմենտներ հնացել են, գործածական չեն կամ չեն օգտագործվում նախատեսվածի պես։ Բոլոր այդ էլեմենտները դուրս են հանվել HTML5-ից կամ վերախմբագրվել են։</text:span></text:p>
              </text:list-item>
              <text:list-item>
                <text:p><text:span text:style-name="T10">Այսօրվա ինտերնետի կարիքներին ավելի լավ լուծումներ տալու համար HTML5-ը ներառել է նաև նոր էլեմենտներ` գծագրեր նկարելու,</text:span><text:span text:style-name="T11"> media պարունակություն ցուցադրելու</text:span><text:span text:style-name="T10">, էջի ավելի լավ կառուցվածքի, form-երն ավելի լավ կառավարելու համար, և մի քանի նոր API-ներ, ինչպիսիք են՝ քաշել և թողել (drag and drop), օգտագործողի աշխարհագրական դիրքի նշում, տեղային տվյալների պահպանում և այլն։</text:span></text:p>
              </text:list-item>
              <text:list-item>
                <text:p><text:span text:style-name="T10">&lt;canvas&gt; նոր էլեմենտը սահմանում է գրաֆիկական նկարները՝ օգտագործելով JavaScript։</text:span></text:p>
              </text:list-item>
              <text:list-item>
                <text:p><text:span text:style-name="T10">Form-ի նոր էլեմենտներ</text:span></text:p>
                <text:list>
                  <text:list-item>
                    <text:p><text:span text:style-name="T7">&lt;datalist&gt;</text:span><text:span text:style-name="T7"><text:tab/></text:span><text:span text:style-name="T7">մատնանշում է նախասահմանված տարբերակներ</text:span></text:p>
                    <text:p><text:span text:style-name="T7"><text:s text:c="19"/></text:span><text:span text:style-name="T7">(options) ներմուծման (input) վերահսկողության համար </text:span></text:p>
                  </text:list-item>
                  <text:list-item>
                    <text:p><text:span text:style-name="T7">&lt;keygen&gt;</text:span><text:span text:style-name="T7"><text:tab/></text:span><text:span text:style-name="T7">սահմանում է բանալի-զույգ գեներատորի (key-pair</text:span></text:p>
                    <text:p><text:span text:style-name="T7"><text:s text:c="19"/></text:span><text:span text:style-name="T7">generator) դաշտը (form-երի համար)</text:span></text:p>
                  </text:list-item>
                  <text:list-item>
                    <text:p><text:span text:style-name="T7">&lt;output&gt;</text:span><text:span text:style-name="T7"><text:tab/></text:span><text:span text:style-name="T7">սահմանում է հաշվարկի արդյունքը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1.27cm" svg:y="1.27cm">
          <draw:text-box>
            <text:p text:style-name="P6"><text:span text:style-name="T3">HTML5-ի նոր էլեմենտները (շար.)</text:span></text:p>
          </draw:text-box>
        </draw:frame>
        <draw:frame presentation:style-name="pr12" draw:text-style-name="P10" draw:layer="layout" svg:width="31.365cm" svg:height="15.719cm" svg:x="0.544cm" svg:y="3.782cm" presentation:class="outline" presentation:user-transformed="true">
          <draw:text-box>
            <text:list text:style-name="L4">
              <text:list-item>
                <text:p><text:span text:style-name="T10">Նոր Media էլեմենտներ</text:span></text:p>
                <text:list>
                  <text:list-item>
                    <text:p><text:span text:style-name="T7">&lt;audio&gt;</text:span><text:span text:style-name="T7"><text:tab/></text:span><text:span text:style-name="T7"> <text:s text:c="2"/>սահմանում է ձայնային կամ երաժշտական կոնտենտ</text:span></text:p>
                  </text:list-item>
                  <text:list-item>
                    <text:p><text:span text:style-name="T7">&lt;embed&gt; <text:s/>սահմանում է կոնտեյներներ արտաքին ծրագրերի (external applications) <text:s text:c="22"/>համար (օրինակ՝ հավելումներ (plug-ins))</text:span></text:p>
                  </text:list-item>
                  <text:list-item>
                    <text:p><text:span text:style-name="T7">&lt;source&gt; <text:s/>սահմանում է սկզբնաղբյուր &lt;video&gt;-ի և &lt;audio&gt;-ի համար</text:span></text:p>
                  </text:list-item>
                  <text:list-item>
                    <text:p><text:span text:style-name="T7">&lt;track&gt;</text:span><text:span text:style-name="T7"><text:tab/></text:span><text:span text:style-name="T7"> <text:s text:c="2"/>սահմանում է (tracks) &lt;video&gt;-ի և &lt;audio&gt;-ի համար</text:span></text:p>
                  </text:list-item>
                  <text:list-item>
                    <text:p><text:span text:style-name="T7">&lt;video&gt; <text:s text:c="3"/>սահմանում է տեսաձայնագրության (video) կամ ֆիլմի կոնտենտ</text:span></text:p>
                  </text:list-item>
                </text:list>
              </text:list-item>
              <text:list-item>
                <text:p><text:span text:style-name="T10">Նոր իմաստային/կառուցվածքային (Semantic/Structural) էլեմենտներ</text:span></text:p>
                <text:list>
                  <text:list-item>
                    <text:p><text:span text:style-name="T7">&lt;article&gt; <text:s text:c="2"/>սահմանում է հոդված փաստաթղթում</text:span></text:p>
                  </text:list-item>
                  <text:list-item>
                    <text:p><text:span text:style-name="T7">&lt;dialog&gt;</text:span><text:span text:style-name="T7"><text:tab/></text:span><text:span text:style-name="T7"> <text:s text:c="2"/>սահմանում է երկխոսության շրջանակ կամ պատուհան</text:span></text:p>
                  </text:list-item>
                  <text:list-item>
                    <text:p><text:span text:style-name="T7">&lt;details&gt; <text:s/>սահմանում է լրացուցիչ մանրամասներ, որոնք օգտագործողը</text:span></text:p>
                  </text:list-item>
                </text:list>
              </text:list-item>
            </text:list>
            <text:p><text:span text:style-name="T7"><text:s text:c="28"/></text:span><text:span text:style-name="T7">կարող է դիտել կամ թաքցնել</text:span></text:p>
            <text:list text:continue-numbering="true" text:style-name="L4">
              <text:list-item>
                <text:list>
                  <text:list-item>
                    <text:p><text:span text:style-name="T7">&lt;figure&gt;</text:span><text:span text:style-name="T7"><text:tab/></text:span><text:span text:style-name="T7"> <text:s text:c="2"/>սահմանում է ամփոփ (</text:span><text:span text:style-name="T8">self-contained)</text:span><text:span text:style-name="T7"> կոնտենտներ, ինչպիսիք </text:span></text:p>
                    <text:p><text:span text:style-name="T7"><text:s text:c="18"/></text:span><text:span text:style-name="T7">են դիագրամները, նկարները, կոդերի ցանկերը և այլն</text:span></text:p>
                  </text:list-item>
                  <text:list-item>
                    <text:p><text:span text:style-name="T7">&lt;footer&gt;</text:span><text:span text:style-name="T7"><text:tab/></text:span><text:span text:style-name="T7"> <text:s text:c="2"/>սահմանում է </text:span><text:span text:style-name="T8">footer</text:span><text:span text:style-name="T7"> փաստաթղթի կամ որևէ բաժնի համար</text:span></text:p>
                  </text:list-item>
                  <text:list-item>
                    <text:p><text:span text:style-name="T7">&lt;header&gt; <text:s/>սահմանում է </text:span><text:span text:style-name="T8">header</text:span><text:span text:style-name="T12"> </text:span><text:span text:style-name="T7">փաստաթղթի կամ որևէ բաժնի համար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0.002cm" svg:height="0.937cm" svg:x="39.915cm" svg:y="4.445cm">
          <draw:text-box>
            <text:p/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5-ի նոր էլեմենտները (շար.)</text:span></text:p>
          </draw:text-box>
        </draw:frame>
        <draw:frame presentation:style-name="pr14" draw:text-style-name="P10" draw:layer="layout" svg:width="28.602cm" svg:height="13.896cm" svg:x="1.878cm" svg:y="4.384cm" presentation:class="outline" presentation:user-transformed="true">
          <draw:text-box>
            <text:list text:style-name="L4">
              <text:list-item>
                <text:p><text:span text:style-name="T10">Հանված էլեմենտներ</text:span></text:p>
                <text:list>
                  <text:list-item>
                    <text:p><text:span text:style-name="T9">HTML 4.01-ի հետևյալ էլեմենտները հանվել են HTML5-ից․</text:span></text:p>
                    <text:list>
                      <text:list-item>
                        <text:p><text:span text:style-name="T10">&lt;acronym&gt;</text:span></text:p>
                      </text:list-item>
                      <text:list-item>
                        <text:p><text:span text:style-name="T10">&lt;applet&gt;</text:span></text:p>
                      </text:list-item>
                      <text:list-item>
                        <text:p><text:span text:style-name="T10">&lt;basefont&gt;</text:span></text:p>
                      </text:list-item>
                      <text:list-item>
                        <text:p><text:span text:style-name="T10">&lt;big&gt;</text:span></text:p>
                      </text:list-item>
                      <text:list-item>
                        <text:p><text:span text:style-name="T10">&lt;center&gt;</text:span></text:p>
                      </text:list-item>
                      <text:list-item>
                        <text:p><text:span text:style-name="T10">&lt;dir&gt;</text:span></text:p>
                      </text:list-item>
                      <text:list-item>
                        <text:p><text:span text:style-name="T10">&lt;font&gt;</text:span></text:p>
                      </text:list-item>
                      <text:list-item>
                        <text:p><text:span text:style-name="T10">&lt;frame&gt;</text:span></text:p>
                      </text:list-item>
                      <text:list-item>
                        <text:p><text:span text:style-name="T10">&lt;frameset&gt;</text:span></text:p>
                      </text:list-item>
                      <text:list-item>
                        <text:p><text:span text:style-name="T10">&lt;noframes&gt;</text:span></text:p>
                      </text:list-item>
                      <text:list-item>
                        <text:p><text:span text:style-name="T10">&lt;strike&gt;</text:span></text:p>
                      </text:list-item>
                      <text:list-item>
                        <text:p><text:span text:style-name="T10">&lt;t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frame draw:style-name="gr5" draw:text-style-name="P7" draw:layer="layout" svg:width="29.21cm" svg:height="1.443cm" svg:x="1.905cm" svg:y="1.27cm">
          <draw:text-box>
            <text:p text:style-name="P6"><text:span text:style-name="T13">HTML5-ի իմաստային (Semantic) էլեմենտները</text:span></text:p>
          </draw:text-box>
        </draw:frame>
        <draw:frame presentation:style-name="pr16" draw:text-style-name="P10" draw:layer="layout" svg:width="28.602cm" svg:height="13.892cm" svg:x="1.878cm" svg:y="3.81cm" presentation:class="outline" presentation:user-transformed="true">
          <draw:text-box>
            <text:list text:style-name="L4">
              <text:list-item>
                <text:p><text:span text:style-name="T9">“</text:span><text:span text:style-name="T9">Semantic element</text:span><text:span text:style-name="T10">s</text:span><text:span text:style-name="T9">” նշանակում է էլեմենտներ, որոնք ունեն իմաստ։</text:span></text:p>
              </text:list-item>
              <text:list-item>
                <text:p><text:span text:style-name="T9">Սեմանտիկ էլեմենտը հստակ նկարագրում է նրա նշանակությունը և բրաուզերին, և ծրագրավորողին։</text:span></text:p>
              </text:list-item>
              <text:list-item>
                <text:p><text:span text:style-name="T9">Ոչ սեմանտիկ էլեմենտների օրինակներ են &lt;div&gt;-ը և &lt;span&gt;-ը, որոնք ոչինչ չեն ասում իրենց բովանդակության մասին։</text:span></text:p>
              </text:list-item>
              <text:list-item>
                <text:p><text:span text:style-name="T9">Սեմանտիկ էլեմենտների օրինակներ են՝ &lt;form&gt;, &lt;table&gt; և &lt;img&gt;։ Նրանցից յուրաքանչյուրը պարզ բնորոշում է իր բովանդակությունը։</text:span></text:p>
              </text:list-item>
              <text:list-item>
                <text:p><text:span text:style-name="T9">HTML5-ի նոր սեմանտիկ էլեմենտները</text:span></text:p>
                <text:list>
                  <text:list-item>
                    <text:p><text:span text:style-name="T9">HTML5-ն առաջարկում է նոր սեմանտիկ էլեմենտներ՝ վեբ էջի տարբեր հատվածները հստակ սահմանելու համար․ </text:span></text:p>
                    <text:p><text:span text:style-name="T9">&lt;header&gt;,&lt;nav&gt;,&lt;section&gt;,&lt;article&gt;,&lt;aside&gt;,&lt;figure&gt;, &lt;figcaption&gt;, &lt;footer&gt;, &lt;details&gt;, &lt;summary&gt;, &lt;mark&gt;,&lt;time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frame draw:style-name="gr6" draw:text-style-name="P7" draw:layer="layout" svg:width="28.575cm" svg:height="3.175cm" svg:x="1.905cm" svg:y="0.635cm">
          <draw:text-box>
            <text:p text:style-name="P6"><text:span text:style-name="T14">HTML5-ի իմաստային էլեմենտները </text:span></text:p>
            <text:p text:style-name="P6"><text:span text:style-name="T14">(Semantic Elements) (շար.)</text:span></text:p>
          </draw:text-box>
        </draw:frame>
        <draw:frame presentation:style-name="pr18" draw:text-style-name="P10" draw:layer="layout" svg:width="29.845cm" svg:height="15.3cm" svg:x="1.27cm" svg:y="3.81cm" presentation:class="outline" presentation:user-transformed="true">
          <draw:text-box>
            <text:list text:style-name="L4">
              <text:list-item>
                <text:p><text:span text:style-name="T9">HTML5-ի &lt;section&gt; էլեմենտ</text:span></text:p>
                <text:list>
                  <text:list-item>
                    <text:p><text:span text:style-name="T15">&lt;section&gt; էլեմենտը փաստաթղթում սահմանում է բաժին։</text:span></text:p>
                  </text:list-item>
                  <text:list-item>
                    <text:p><text:span text:style-name="T15">W3C-ի HTML5-ի վերաբերյալ նյութերի համաձայն «բաժինը (section) կոնտենտի թեմատիկ խմբավորումն է սովորաբար վերնագրի (heading) հետ միասին»։</text:span></text:p>
                  </text:list-item>
                </text:list>
              </text:list-item>
              <text:list-item>
                <text:p><text:span text:style-name="T9">HTML5-ի &lt;article&gt; էլեմենտ</text:span></text:p>
                <text:list>
                  <text:list-item>
                    <text:p><text:span text:style-name="T15">&lt;article&gt; էլեմենտը մատնանշում է ինքնուրույն, ամփոփ բովանդակություն։</text:span></text:p>
                  </text:list-item>
                  <text:list-item>
                    <text:p><text:span text:style-name="T15">Հոդվածը պետք է ունենա ամփոփ իմաստ, որպեսզի հնարավոր լինի տարածել այն անկախ վեբ կայքի մնացած մասից։</text:span></text:p>
                  </text:list-item>
                  <text:list-item>
                    <text:p><text:span text:style-name="T15">&lt;article&gt; էլեմենտը կարող է օգտագործվել օրինակ ֆորումներում, բլոգներում, նորություններում, մեկնաբանություններում:</text:span></text:p>
                  </text:list-item>
                </text:list>
              </text:list-item>
              <text:list-item>
                <text:p><text:span text:style-name="T9">HTML5 &lt;nav&gt; էլեմենտ</text:span></text:p>
                <text:list>
                  <text:list-item>
                    <text:p><text:span text:style-name="T15">&lt;nav&gt; էլեմենտը սահմանում է նավիգացիոն հղումների խումբ։</text:span></text:p>
                  </text:list-item>
                  <text:list-item>
                    <text:p><text:span text:style-name="T15">&lt;nav&gt; էլեմենտը նախատեսված է նավիգացիոն հղումների մեծ բլոկների համար։ Այնուամենայնիվ, ոչ բոլոր հղումները պետք է լինեն &lt;nav&gt; էլեմենտի մեջ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7" draw:text-style-name="P7" draw:layer="layout" svg:width="28.575cm" svg:height="3.196cm" svg:x="1.905cm" svg:y="0.635cm">
          <draw:text-box>
            <text:p text:style-name="P6"><text:span text:style-name="T14">HTML5-ի իմաստային էլեմենտները </text:span></text:p>
            <text:p text:style-name="P6"><text:span text:style-name="T14">(Semantic Elements) (շար.)</text:span></text:p>
          </draw:text-box>
        </draw:frame>
        <draw:frame presentation:style-name="pr20" draw:text-style-name="P10" draw:layer="layout" svg:width="30.48cm" svg:height="15.329cm" svg:x="0.635cm" svg:y="3.81cm" presentation:class="outline" presentation:user-transformed="true">
          <draw:text-box>
            <text:list text:style-name="L4">
              <text:list-item>
                <text:p><text:span text:style-name="T9">HTML5-ի &lt;aside&gt; էլեմենտ</text:span></text:p>
                <text:list>
                  <text:list-item>
                    <text:p><text:span text:style-name="T10">&lt;aside&gt; էլեմենտը սահմանում է կոնտենտ այն կոնտենտի կողքին, որի մեջ գտնվում է (ինչպես օրինակ լուսանցքային վահանակը (sidebar)):</text:span></text:p>
                  </text:list-item>
                  <text:list-item>
                    <text:p><text:span text:style-name="T10">Aside կոնտենտը պետք առնչություն ունենա </text:span><text:span text:style-name="T11">կողքի</text:span><text:span text:style-name="T16"> </text:span><text:span text:style-name="T10">կոնտենտի հետ։</text:span></text:p>
                  </text:list-item>
                </text:list>
              </text:list-item>
              <text:list-item>
                <text:p><text:span text:style-name="T9">HTML5-ի &lt;header&gt; էլեմենտ</text:span></text:p>
                <text:list>
                  <text:list-item>
                    <text:p><text:span text:style-name="T10">&lt;header&gt; էլեմենտը սահմանում է</text:span><text:span text:style-name="T11"> գլխագիր (header) փաստաթղթի կամ բաժնի (section) համար։</text:span></text:p>
                  </text:list-item>
                  <text:list-item>
                    <text:p><text:span text:style-name="T10">&lt;header&gt; էլեմենտը պետք է օգտագործվի որպես կոնտեյներ ներածական մասի համար։</text:span></text:p>
                  </text:list-item>
                </text:list>
              </text:list-item>
              <text:list-item>
                <text:p><text:span text:style-name="T9">HTML5-ի &lt;footer&gt; էլեմենտը</text:span></text:p>
                <text:list>
                  <text:list-item>
                    <text:p><text:span text:style-name="T10">&lt;footer&gt; էլեմենտը սահմանում է ստորագիր (footer) փաստաթղթի կամ բաժնի համար։</text:span></text:p>
                  </text:list-item>
                  <text:list-item>
                    <text:p><text:span text:style-name="T10">footer-ը սովորաբար պարունակում է փաստաթղթի հեղինակի անունը, տեղեկություն հեղինակային իրավունքի մասին, հղում օգտագործման կանոններին, հետադարձ կապ և այլն։</text:span></text:p>
                  </text:list-item>
                  <text:list-item>
                    <text:p><text:span text:style-name="T10">Հնարավոր է մի փաստաթղթում ունենալ մի քանի &lt;footer&gt; էլեմենտ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8" draw:text-style-name="P7" draw:layer="layout" svg:width="28.14cm" svg:height="3.067cm" svg:x="1.905cm" svg:y="0.635cm">
          <draw:text-box>
            <text:p text:style-name="P6"><text:span text:style-name="T14">HTML5-ի իմաստային էլեմենտները </text:span></text:p>
            <text:p text:style-name="P6"><text:span text:style-name="T14">(Semantic Elements) (շար.)</text:span></text:p>
          </draw:text-box>
        </draw:frame>
        <draw:frame presentation:style-name="pr22" draw:text-style-name="P10" draw:layer="layout" svg:width="28.575cm" svg:height="14.954cm" svg:x="1.905cm" svg:y="3.81cm" presentation:class="outline" presentation:user-transformed="true">
          <draw:text-box>
            <text:list text:style-name="L4">
              <text:list-item>
                <text:p><text:span text:style-name="T9">HTML5-ի &lt;figure&gt; և &lt;figcaption&gt; էլեմենտներ</text:span></text:p>
                <text:list>
                  <text:list-item>
                    <text:p><text:span text:style-name="T10">&lt;figure&gt;-ը սահմանում է ամփոփ կոնտենտ, ինչպիսիք են դիագրամները, նկարները, կոդերի ցանկերը և այլն։</text:span></text:p>
                  </text:list-item>
                  <text:list-item>
                    <text:p><text:span text:style-name="T10">Չնայած &lt;figure&gt; էլեմենտի պարունակությունն առնչվում է հիմնական մասին, նրա դիրքն անկախ է այդ հիմնական մասից և ջնջելու դեպքում ազդեցություն չի ունենում փաստաթղթի վրա։ </text:span></text:p>
                  </text:list-item>
                  <text:list-item>
                    <text:p><text:span text:style-name="T10">&lt;figcaption&gt; թեգը սահմանում է մակագրություն (caption) &lt;figure&gt; էլեմենտի համար։</text:span></text:p>
                  </text:list-item>
                </text:list>
              </text:list-item>
              <text:list-item>
                <text:p><text:span text:style-name="T9">Վերևում ներկայացված բոլոր էլեմենտները (բացառությամբ &lt;figcaption&gt;-ի) բլոկային (block) էլեմենտներ են։</text:span></text:p>
              </text:list-item>
              <text:list-item>
                <text:p><text:span text:style-name="T17">Որպեսզի այս էլեմենտները ճիշտ աշխատեն ավելի հին բրաուզերներում, պետք է սահմանել display ատրիբուտի արժեքը հավասար block-ի Ձեր style sheet-ում (սա ստիպում է ավելի հին բրաուզերներին ճիշտ ներկայացնել այս էլեմենտները)․</text:span></text:p>
                <text:list>
                  <text:list-item>
                    <text:p><text:span text:style-name="T10">header, section, footer, aside, nav, main, article, figure</text:span></text:p>
                    <text:p><text:span text:style-name="T10">{display: block; 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9" draw:text-style-name="P12" draw:layer="layout" svg:width="31.921cm" svg:height="1.479cm" svg:x="0.464cm" svg:y="1.27cm">
          <draw:text-box>
            <text:p text:style-name="P6"><text:span text:style-name="T18">HTML5-ի ներածման տեսակները (Input types)</text:span></text:p>
          </draw:text-box>
        </draw:frame>
        <draw:frame presentation:style-name="pr24" draw:text-style-name="P10" draw:layer="layout" svg:width="30.48cm" svg:height="15.582cm" svg:x="0.635cm" svg:y="4.01cm" presentation:class="outline" presentation:user-transformed="true">
          <draw:text-box>
            <text:list text:style-name="L4">
              <text:list-item>
                <text:p><text:span text:style-name="T10">HTML5-ն ունի ներմուծման մի քանի նոր տեսակներ (input types) form-երի համար։ Այդ նոր հատկությունները տալիս են ներմուծման հսկողության և վավերացման ավելի լավ հնարավորություն։</text:span></text:p>
                <text:list>
                  <text:list-item>
                    <text:p><text:span text:style-name="T7">color type-ն օգտագործվում է գույն պարունակող դաշտերի համար</text:span></text:p>
                  </text:list-item>
                  <text:list-item>
                    <text:p><text:span text:style-name="T7">date type-ն օգտագործողին թույլ է տալիս ընտրել ամսաթիվը</text:span></text:p>
                  </text:list-item>
                  <text:list-item>
                    <text:p><text:span text:style-name="T7">datetime type-ը թույլ է տալիս ընտրել ամսաթիվը և ժամը (ժամային գոտու հետ)</text:span></text:p>
                  </text:list-item>
                  <text:list-item>
                    <text:p><text:span text:style-name="T7">datetime-local type-ը թույլ է տալիս ընտրել ամսաթիվը և ժամը (առանց ժամային գոտու)</text:span></text:p>
                  </text:list-item>
                  <text:list-item>
                    <text:p><text:span text:style-name="T7">email type-ն օգտագործվում է էլ․ հասցեի համար նախատեսված դաշտերի համար </text:span></text:p>
                  </text:list-item>
                  <text:list-item>
                    <text:p><text:span text:style-name="T7">month type-ն օգտագործողին թույլ է տալիս ընտրել ամիսը և տարին</text:span></text:p>
                  </text:list-item>
                  <text:list-item>
                    <text:p><text:span text:style-name="T7">number type-ն օգտագործվում է թվային արժեքներ պարունակող դաշտերի համար </text:span></text:p>
                  </text:list-item>
                  <text:list-item>
                    <text:p><text:span text:style-name="T7">range type-ն օգտագործվում է այն դաշտերի համար, որոնք պետք է պարունակեն արժեք թվերի շարքից </text:span></text:p>
                  </text:list-item>
                  <text:list-item>
                    <text:p><text:span text:style-name="T7">search type-ն օգտագործվում է որոնման դաշտերի համար</text:span></text:p>
                  </text:list-item>
                  <text:list-item>
                    <text:p><text:span text:style-name="T7">tel type-ը հեռախոսահամարների համար նախատեսված դաշտերի համար է</text:span></text:p>
                  </text:list-item>
                  <text:list-item>
                    <text:p><text:span text:style-name="T7">url type-ն օգտագործվում է URL հասցե պարունակող դաշտերի համար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5-ի Form-ի էլեմենտներ</text:span></text:p>
          </draw:text-box>
        </draw:frame>
        <draw:frame presentation:style-name="pr26" draw:text-style-name="P10" draw:layer="layout" svg:width="30.48cm" svg:height="14.838cm" svg:x="0.635cm" svg:y="3.81cm" presentation:class="outline" presentation:user-transformed="true">
          <draw:text-box>
            <text:list text:style-name="L4">
              <text:list-item>
                <text:p><text:span text:style-name="T10">HTML5-ն ունի հետևյալ նոր form էլեմենտները՝ &lt;datalist&gt;, &lt;keygen&gt;, &lt;output&gt;։</text:span></text:p>
              </text:list-item>
              <text:list-item>
                <text:p><text:span text:style-name="T10">HTML5-ի &lt;datalist&gt; էլեմենտ</text:span></text:p>
                <text:list>
                  <text:list-item>
                    <text:p><text:span text:style-name="T7">&lt;datalist&gt; էլեմենտը սահմանում է &lt;input&gt; էլեմենտի համար նախասահմանված հատկանիշների ցանկը։</text:span></text:p>
                  </text:list-item>
                  <text:list-item>
                    <text:p><text:span text:style-name="T7">&lt;datalist&gt; էլեմենտն ապահովում է "autocomplete" հատկությունը &lt;input&gt; էլեմենտներում։ Օգտագործողներին ցուցադրվում է նախասահմանված տարբերակների (options) բացվող ցանկը (drop-down list)։</text:span></text:p>
                  </text:list-item>
                </text:list>
              </text:list-item>
              <text:list-item>
                <text:p><text:span text:style-name="T10">HTML5-ի &lt;keygen&gt; էլեմենտ</text:span></text:p>
                <text:list>
                  <text:list-item>
                    <text:p><text:span text:style-name="T7">&lt;keygen&gt; էլեմենտի նպատակն է ապահովել օգտագործողների ինքնությունը հաստատելու անվտանգ միջոց։</text:span></text:p>
                  </text:list-item>
                  <text:list-item>
                    <text:p><text:span text:style-name="T7">&lt;keygen&gt; թեգը սահմանում է բանալի-զույգ գեներատոր (key-pair generator) դաշտ form-ի մեջ։</text:span></text:p>
                  </text:list-item>
                  <text:list-item>
                    <text:p><text:span text:style-name="T7">Երբ form-ը հաստատվում է, գեներացվում են երկու բանալի՝ մեկ անձնական (private) և մեկ հանրային (public):</text:span></text:p>
                  </text:list-item>
                  <text:list-item>
                    <text:p><text:span text:style-name="T7">Անձնական բանալին պահպանվում է տեղում, իսկ հանրային բանալին ուղարկվում է սերվերին։ Հանրային բանալին օգտագործվում է client սերտիֆիկատը գեներացնելիս՝ հետագայում օգտագործողի ինքնությունը հաստատելու համար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5-ի Form-ի էլեմենտներ(շար.)</text:span></text:p>
          </draw:text-box>
        </draw:frame>
        <draw:frame presentation:style-name="pr28" draw:text-style-name="P10" draw:layer="layout" svg:width="28.602cm" svg:height="7.713cm" svg:x="1.878cm" svg:y="4.184cm" presentation:class="outline" presentation:user-transformed="true">
          <draw:text-box>
            <text:list text:style-name="L4">
              <text:list-item>
                <text:p><text:span text:style-name="T10">HTML5-ի &lt;output&gt; էլեմենտ</text:span></text:p>
                <text:list>
                  <text:list-item>
                    <text:p><text:span text:style-name="T10">&lt;output&gt; էլեմենտը ներկայացնում է հաշվարկի արդյունքը (ինչպես օրինակ կատարվում է սկրիպտի դեպքում)</text:span></text:p>
                  </text:list-item>
                  <text:list-item>
                    <text:p><text:span text:style-name="T10">&lt;form oninput="x.value=parseInt(a.value)+parseInt(b.value)"&gt;0</text:span></text:p>
                    <text:p><text:span text:style-name="T10">&lt;input type="range" id="a" value="50"&gt;100 +</text:span></text:p>
                    <text:p><text:span text:style-name="T10">&lt;input type="number" id="b" value="50"&gt;=</text:span></text:p>
                    <text:p><text:span text:style-name="T10">&lt;output name="x" for="a b"&gt;&lt;/output&gt;</text:span></text:p>
                    <text:p><text:span text:style-name="T10">&lt;/form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5-ի Form ատրիբուտներ</text:span></text:p>
          </draw:text-box>
        </draw:frame>
        <draw:frame presentation:style-name="pr30" draw:text-style-name="P10" draw:layer="layout" svg:width="30.48cm" svg:height="15.678cm" svg:x="0.635cm" svg:y="3.81cm" presentation:class="outline" presentation:user-transformed="true">
          <draw:text-box>
            <text:list text:style-name="L4">
              <text:list-item>
                <text:p><text:span text:style-name="T10">HTML5-ն ունի մի քանի նոր ատրիբուտներ &lt;form&gt;-ի և &lt;input&gt;-ի համար։</text:span></text:p>
                <text:list>
                  <text:list-item>
                    <text:p><text:span text:style-name="T15">autocomplete ատրիբուտը մատնանշում է, արդյոք form կամ input դաշտի <text:s/>“autocomplete”-ը պետք միացած լինի, թե անջատված։</text:span></text:p>
                  </text:list-item>
                  <text:list-item>
                    <text:p><text:span text:style-name="T15">&lt;form&gt;-ի novalidate ատրիբուտը մատնանշում է, որ form-data (input) ուղարկելու դեպքում չպետք է վավերացվի։</text:span></text:p>
                  </text:list-item>
                  <text:list-item>
                    <text:p><text:span text:style-name="T15">autofocus-ը մատնանշում է, որ &lt;input&gt; էլեմենտը պետք է ինքնաբերաբար </text:span><text:span text:style-name="T19">ստանա ֆոկուս (focus)</text:span><text:span text:style-name="T15">, երբ էջը բեռնվում է։</text:span></text:p>
                  </text:list-item>
                  <text:list-item>
                    <text:p><text:span text:style-name="T15">&lt;input&gt;-ի form ատրիբուտը մատնանշում է մեկ կամ ավելի form-եր, որին (որոնց) պատկանում է &lt;input&gt;-ը։</text:span></text:p>
                  </text:list-item>
                  <text:list-item>
                    <text:p><text:span text:style-name="T15">formaction attribute-ը մատնանշում է այն ֆայլի URL-ն, որն իրականացնելու է ներմուծման վերահսկողություն form-ը ուղարկելու դեպքում։ formaction ատրիբուտն գերակայում է &lt;form&gt; էլեմենտի action ատրիբուտին։</text:span></text:p>
                  </text:list-item>
                  <text:list-item>
                    <text:p><text:span text:style-name="T15">&lt;input&gt; formenctype ատրիբուտը մատնանշում է, թե ինչպես պետք է կոդավորվի form-data-ն՝ այն սերվերին ուղարկելիս (միայն method="post" <text:s/>form-երի համար)։</text:span></text:p>
                  </text:list-item>
                  <text:list-item>
                    <text:p><text:span text:style-name="T15">formmethod ատրիբուտը սահմանում է HTTP մեթոդը form-data-ն action URL-ին ուղարկելիս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5-ի Form ատրիբուտները (շար.)</text:span></text:p>
          </draw:text-box>
        </draw:frame>
        <draw:frame presentation:style-name="pr32" draw:text-style-name="P10" draw:layer="layout" svg:width="29.845cm" svg:height="15.269cm" svg:x="0.635cm" svg:y="4.445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0">formnovalidate-ը մատնանշում է, որ &lt;input&gt; էլեմենտը չպետք է վավերացվի․ գերակայում է &lt;form&gt; էլեմենտի novalidate ատրիբուտին։</text:span></text:p>
                  </text:list-item>
                  <text:list-item>
                    <text:p><text:span text:style-name="T10">formtarget մատնանշում է անուն կամ բանալի բառ, որը նշում է, թե որտեղ ցուցադրել պատասխանը՝ form ուղարկելուց հետո։</text:span></text:p>
                  </text:list-item>
                  <text:list-item>
                    <text:p><text:span text:style-name="T10">height և width ատրիբուտները սահմանում են &lt;input&gt;-ի բարձրությունն ու լայնությունը։</text:span></text:p>
                  </text:list-item>
                  <text:list-item>
                    <text:p><text:span text:style-name="T10">list ատրիբուտը</text:span><text:span text:style-name="T11"> հղվում է</text:span><text:span text:style-name="T16"> </text:span><text:span text:style-name="T10">&lt;datalist&gt; էլեմենտին, որը պարունակում է &lt;input&gt; էլեմենտի համար նախասահմանված տարբերակներ (options)։</text:span></text:p>
                  </text:list-item>
                  <text:list-item>
                    <text:p><text:span text:style-name="T10">min և max ատրիբուտները սահմանում են նվազագույն և առավելագույն արժեք &lt;input&gt; էլեմենտի համար։</text:span></text:p>
                  </text:list-item>
                  <text:list-item>
                    <text:p><text:span text:style-name="T10">multiple ատրիբուտը մատնանշում է, որ օգտագործողը կարող է &lt;input&gt; էլեմենտում մուտքագրել մեկ կամ ավելի արժեք։</text:span></text:p>
                  </text:list-item>
                  <text:list-item>
                    <text:p><text:span text:style-name="T10">pattern ատրիբուտը մատնանշում է կանոնավոր արտահայտություն, որի հիման վրա ստուգվում է &lt;input&gt; էլեմենտի արժեքը։</text:span></text:p>
                  </text:list-item>
                  <text:list-item>
                    <text:p><text:span text:style-name="T10">step ատրիբուտը մատնանշում է իրական թվերի միջակայքերը &lt;input&gt; էլեմենտի համար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1" presentation:presentation-page-layout-name="AL1T0">
        <office:forms form:automatic-focus="false" form:apply-design-mode="false"/>
        <draw:frame presentation:style-name="pr34" draw:text-style-name="P14" draw:layer="layout" svg:width="27.2cm" svg:height="3.185cm" svg:x="2.666cm" svg:y="9.775cm" presentation:class="title" presentation:user-transformed="true">
          <draw:text-box>
            <text:p text:style-name="P13"><text:span text:style-name="T1">Շնորհակալություն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5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6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6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5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5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6-08-25T01:56:29</meta:creation-date>
    <dc:date>2014-11-03T10:51:27</dc:date>
    <meta:print-date>2006-08-25T01:56:29</meta:print-date>
    <meta:editing-cycles>222</meta:editing-cycles>
    <meta:editing-duration>P8DT15H36M28S</meta:editing-duration>
    <dc:creator>employee </dc:creator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